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3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5" table:formula="of:=[.B3]+[.C3]" office:value-type="float" office:value="5" calcext:value-type="float">
            <text:p>5</text:p>
          </table:table-cell>
          <table:table-cell table:style-name="ce42" table:formula="of:=[.D3]/[.$D$12]" office:value-type="percentage" office:value="0.0210084033613445" calcext:value-type="percentage">
            <text:p>2,1%</text:p>
          </table:table-cell>
          <table:table-cell table:style-name="ce46" table:formula="of:=[.E3]" office:value-type="percentage" office:value="0.0210084033613445" calcext:value-type="percentage">
            <text:p>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4]+[.C4]" office:value-type="float" office:value="28" calcext:value-type="float">
            <text:p>28</text:p>
          </table:table-cell>
          <table:table-cell table:style-name="ce42" table:formula="of:=[.D4]/[.$D$12]" office:value-type="percentage" office:value="0.117647058823529" calcext:value-type="percentage">
            <text:p>11,8%</text:p>
          </table:table-cell>
          <table:table-cell table:style-name="ce47" table:formula="of:=[.F3]+[.E4]" office:value-type="percentage" office:value="0.138655462184874" calcext:value-type="percentage">
            <text:p>1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9" office:value-type="float" office:value="13" calcext:value-type="float">
            <text:p>13</text:p>
          </table:table-cell>
          <table:table-cell table:style-name="ce35" table:formula="of:=[.B5]+[.C5]" office:value-type="float" office:value="24" calcext:value-type="float">
            <text:p>24</text:p>
          </table:table-cell>
          <table:table-cell table:style-name="ce42" table:formula="of:=[.D5]/[.$D$12]" office:value-type="percentage" office:value="0.100840336134454" calcext:value-type="percentage">
            <text:p>10,1%</text:p>
          </table:table-cell>
          <table:table-cell table:style-name="ce46" table:formula="of:=[.F4]+[.E5]" office:value-type="percentage" office:value="0.239495798319328" calcext:value-type="percentage">
            <text:p>2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9" office:value-type="float" office:value="23" calcext:value-type="float">
            <text:p>23</text:p>
          </table:table-cell>
          <table:table-cell table:style-name="ce35" table:formula="of:=[.B6]+[.C6]" office:value-type="float" office:value="34" calcext:value-type="float">
            <text:p>34</text:p>
          </table:table-cell>
          <table:table-cell table:style-name="ce42" table:formula="of:=[.D6]/[.$D$12]" office:value-type="percentage" office:value="0.142857142857143" calcext:value-type="percentage">
            <text:p>14,3%</text:p>
          </table:table-cell>
          <table:table-cell table:style-name="ce48" table:formula="of:=[.F5]+[.E6]" office:value-type="percentage" office:value="0.382352941176471" calcext:value-type="percentage">
            <text:p>3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9" office:value-type="float" office:value="15" calcext:value-type="float">
            <text:p>15</text:p>
          </table:table-cell>
          <table:table-cell table:style-name="ce35" table:formula="of:=[.B7]+[.C7]" office:value-type="float" office:value="33" calcext:value-type="float">
            <text:p>33</text:p>
          </table:table-cell>
          <table:table-cell table:style-name="ce42" table:formula="of:=[.D7]/[.$D$12]" office:value-type="percentage" office:value="0.138655462184874" calcext:value-type="percentage">
            <text:p>13,9%</text:p>
          </table:table-cell>
          <table:table-cell table:style-name="ce48" table:formula="of:=[.F6]+[.E7]" office:value-type="percentage" office:value="0.521008403361344" calcext:value-type="percentage">
            <text:p>52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35" table:formula="of:=[.B8]+[.C8]" office:value-type="float" office:value="31" calcext:value-type="float">
            <text:p>31</text:p>
          </table:table-cell>
          <table:table-cell table:style-name="ce42" table:formula="of:=[.D8]/[.$D$12]" office:value-type="percentage" office:value="0.130252100840336" calcext:value-type="percentage">
            <text:p>13,0%</text:p>
          </table:table-cell>
          <table:table-cell table:style-name="ce46" table:formula="of:=[.F7]+[.E8]" office:value-type="percentage" office:value="0.651260504201681" calcext:value-type="percentage">
            <text:p>6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24" calcext:value-type="float">
            <text:p>24</text:p>
          </table:table-cell>
          <table:table-cell table:style-name="ce29" office:value-type="float" office:value="9" calcext:value-type="float">
            <text:p>9</text:p>
          </table:table-cell>
          <table:table-cell table:style-name="ce35" table:formula="of:=[.B9]+[.C9]" office:value-type="float" office:value="33" calcext:value-type="float">
            <text:p>33</text:p>
          </table:table-cell>
          <table:table-cell table:style-name="ce42" table:formula="of:=[.D9]/[.$D$12]" office:value-type="percentage" office:value="0.138655462184874" calcext:value-type="percentage">
            <text:p>13,9%</text:p>
          </table:table-cell>
          <table:table-cell table:style-name="ce46" table:formula="of:=[.F8]+[.E9]" office:value-type="percentage" office:value="0.789915966386555" calcext:value-type="percentage">
            <text:p>7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35" table:formula="of:=[.B10]+[.C10]" office:value-type="float" office:value="19" calcext:value-type="float">
            <text:p>19</text:p>
          </table:table-cell>
          <table:table-cell table:style-name="ce42" table:formula="of:=[.D10]/[.$D$12]" office:value-type="percentage" office:value="0.0798319327731092" calcext:value-type="percentage">
            <text:p>8,0%</text:p>
          </table:table-cell>
          <table:table-cell table:style-name="ce46" table:formula="of:=[.F9]+[.E10]" office:value-type="percentage" office:value="0.869747899159664" calcext:value-type="percentage">
            <text:p>8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11]+[.C11]" office:value-type="float" office:value="31" calcext:value-type="float">
            <text:p>31</text:p>
          </table:table-cell>
          <table:table-cell table:style-name="ce43" table:formula="of:=[.D11]/[.$D$12]" office:value-type="percentage" office:value="0.130252100840336" calcext:value-type="percentage">
            <text:p>13,0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15" calcext:value-type="float">
            <text:p>115</text:p>
          </table:table-cell>
          <table:table-cell table:style-name="ce20" table:formula="of:=SUM([.C3:.C11])" office:value-type="float" office:value="123" calcext:value-type="float">
            <text:p>123</text:p>
          </table:table-cell>
          <table:table-cell table:style-name="ce36" table:formula="of:=SUM([.D3:.D11])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83193277310924" calcext:value-type="percentage">
            <text:p>48 %</text:p>
          </table:table-cell>
          <table:table-cell table:style-name="ce21" table:formula="of:=[.C12]/[.D12]" office:value-type="percentage" office:value="0.516806722689076" calcext:value-type="percentage">
            <text:p>52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8 casos confirmado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38" calcext:value-type="float">
            <text:p>38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50" calcext:value-type="float">
            <text:p>150</text:p>
          </table:table-cell>
          <table:table-cell table:style-name="ce38" office:value-type="float" office:value="8" calcext:value-type="float">
            <text:p>8</text:p>
          </table:table-cell>
          <table:table-cell table:style-name="ce23" table:formula="of:=SUM([.A18:.D18])" office:value-type="float" office:value="241" calcext:value-type="float">
            <text:p>241</text:p>
          </table:table-cell>
          <table:table-cell/>
          <table:table-cell table:style-name="ce59" office:value-type="percentage" office:value="0.039" calcext:value-type="percentage" table:number-columns-spanned="3" table:number-rows-spanned="1">
            <text:p>3,9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157676348547718" calcext:value-type="percentage">
            <text:p>15,8%</text:p>
          </table:table-cell>
          <table:table-cell table:style-name="ce9" table:formula="of:=[.B18]/[.$E$18]" office:value-type="percentage" office:value="0.186721991701245" calcext:value-type="percentage">
            <text:p>18,7%</text:p>
          </table:table-cell>
          <table:table-cell table:style-name="ce9" table:formula="of:=[.C18]/[.$E$18]" office:value-type="percentage" office:value="0.622406639004149" calcext:value-type="percentage">
            <text:p>62,2%</text:p>
          </table:table-cell>
          <table:table-cell table:style-name="ce9" table:formula="of:=[.D18]/[.$E$18]" office:value-type="percentage" office:value="0.033195020746888" calcext:value-type="percentage">
            <text:p>3,3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en 3 casos confirmado no ha sido posible identificar la existencia o no de sintomatología</text:p>
          </table:table-cell>
          <table:table-cell table:number-columns-repeated="5"/>
          <table:table-cell table:style-name="ce60" office:value-type="float" office:value="10.8" calcext:value-type="float" table:number-columns-spanned="3" table:number-rows-spanned="1">
            <text:p>10,8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14" calcext:value-type="float">
            <text:p>114</text:p>
          </table:table-cell>
          <table:table-cell table:style-name="ce30" table:formula="of:=[.B22]/[.E18]" office:value-type="percentage" office:value="0.473029045643154" calcext:value-type="percentage">
            <text:p>47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24" calcext:value-type="float">
            <text:p>124</text:p>
          </table:table-cell>
          <table:table-cell table:style-name="ce31" table:formula="of:=[.B23]/[.E18]" office:value-type="percentage" office:value="0.514522821576763" calcext:value-type="percentage">
            <text:p>51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18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18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Alcoris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28]/[.$B$85]" office:value-type="percentage" office:value="0.0622406639004149" calcext:value-type="percentage">
            <text:p>6,22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20" calcext:value-type="float">
            <text:p>20</text:p>
          </table:table-cell>
          <table:table-cell table:style-name="ce71" table:formula="of:=[.G28]/[.G$37]" office:value-type="percentage" office:value="0.0829875518672199" calcext:value-type="percentage">
            <text:p>8,30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Delicias Norte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29]/[.$B$85]" office:value-type="percentage" office:value="0.053941908713693" calcext:value-type="percentage">
            <text:p>5,39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[.G29]/[.G$37]" office:value-type="percentage" office:value="0.0663900414937759" calcext:value-type="percentage">
            <text:p>6,64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0]/[.$B$85]" office:value-type="percentage" office:value="0.049792531120332" calcext:value-type="percentage">
            <text:p>4,98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2" calcext:value-type="float">
            <text:p>2</text:p>
          </table:table-cell>
          <table:table-cell table:style-name="ce72" table:formula="of:=[.G30]/[.G$37]" office:value-type="percentage" office:value="0.00829875518672199" calcext:value-type="percentage">
            <text:p>0,8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1]/[.$B$85]" office:value-type="percentage" office:value="0.049792531120332" calcext:value-type="percentage">
            <text:p>4,98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0" office:value-type="string" calcext:value-type="string">
            <text:p>HUESCA</text:p>
          </table:table-cell>
          <table:table-cell table:style-name="ce62" office:value-type="float" office:value="21" calcext:value-type="float">
            <text:p>21</text:p>
          </table:table-cell>
          <table:table-cell table:style-name="ce72" table:formula="of:=[.G31]/[.G$37]" office:value-type="percentage" office:value="0.0871369294605809" calcext:value-type="percentage">
            <text:p>8,71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2]/[.$B$85]" office:value-type="percentage" office:value="0.045643153526971" calcext:value-type="percentage">
            <text:p>4,56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1" office:value-type="string" calcext:value-type="string">
            <text:p>TERUEL</text:p>
          </table:table-cell>
          <table:table-cell table:style-name="ce63" office:value-type="float" office:value="24" calcext:value-type="float">
            <text:p>24</text:p>
          </table:table-cell>
          <table:table-cell table:style-name="ce73" table:formula="of:=[.G32]/[.G$37]" office:value-type="percentage" office:value="0.0995850622406639" calcext:value-type="percentage">
            <text:p>9,96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33]/[.$B$85]" office:value-type="percentage" office:value="0.04149377593361" calcext:value-type="percentage">
            <text:p>4,15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2" office:value-type="float" office:value="22" calcext:value-type="float">
            <text:p>22</text:p>
          </table:table-cell>
          <table:table-cell table:style-name="ce72" table:formula="of:=[.G33]/[.G$37]" office:value-type="percentage" office:value="0.0912863070539419" calcext:value-type="percentage">
            <text:p>9,1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4]/[.$B$85]" office:value-type="percentage" office:value="0.033195020746888" calcext:value-type="percentage">
            <text:p>3,32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49" calcext:value-type="float">
            <text:p>49</text:p>
          </table:table-cell>
          <table:table-cell table:style-name="ce74" table:formula="of:=[.G34]/[.G$37]" office:value-type="percentage" office:value="0.203319502074689" calcext:value-type="percentage">
            <text:p>20,3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5]/[.$B$85]" office:value-type="percentage" office:value="0.024896265560166" calcext:value-type="percentage">
            <text:p>2,49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65" calcext:value-type="float">
            <text:p>65</text:p>
          </table:table-cell>
          <table:table-cell table:style-name="ce75" table:formula="of:=[.G35]/[.G$37]" office:value-type="percentage" office:value="0.269709543568465" calcext:value-type="percentage">
            <text:p>26,97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Binéfa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6]/[.$B$85]" office:value-type="percentage" office:value="0.024896265560166" calcext:value-type="percentage">
            <text:p>2,49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22" calcext:value-type="float">
            <text:p>22</text:p>
          </table:table-cell>
          <table:table-cell table:style-name="ce76" table:formula="of:=[.G36]/[.G$37]" office:value-type="percentage" office:value="0.0912863070539419" calcext:value-type="percentage">
            <text:p>9,1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7]/[.$B$85]" office:value-type="percentage" office:value="0.024896265560166" calcext:value-type="percentage">
            <text:p>2,49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241" calcext:value-type="float">
            <text:p>241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8]/[.$B$85]" office:value-type="percentage" office:value="0.024896265560166" calcext:value-type="percentage">
            <text:p>2,49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39]/[.$B$85]" office:value-type="percentage" office:value="0.024896265560166" calcext:value-type="percentage">
            <text:p>2,49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0]/[.$B$85]" office:value-type="percentage" office:value="0.020746887966805" calcext:value-type="percentage">
            <text:p>2,07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1]/[.$B$85]" office:value-type="percentage" office:value="0.020746887966805" calcext:value-type="percentage">
            <text:p>2,07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2]/[.$B$85]" office:value-type="percentage" office:value="0.020746887966805" calcext:value-type="percentage">
            <text:p>2,07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3]/[.$B$85]" office:value-type="percentage" office:value="0.020746887966805" calcext:value-type="percentage">
            <text:p>2,07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4]/[.$B$85]" office:value-type="percentage" office:value="0.020746887966805" calcext:value-type="percentage">
            <text:p>2,07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5]/[.$B$85]" office:value-type="percentage" office:value="0.020746887966805" calcext:value-type="percentage">
            <text:p>2,07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6]/[.$B$85]" office:value-type="percentage" office:value="0.016597510373444" calcext:value-type="percentage">
            <text:p>1,66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7]/[.$B$85]" office:value-type="percentage" office:value="0.016597510373444" calcext:value-type="percentage">
            <text:p>1,66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85]" office:value-type="percentage" office:value="0.016597510373444" calcext:value-type="percentage">
            <text:p>1,66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85]" office:value-type="percentage" office:value="0.016597510373444" calcext:value-type="percentage">
            <text:p>1,66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é Cent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85]" office:value-type="percentage" office:value="0.016597510373444" calcext:value-type="percentage">
            <text:p>1,66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85]" office:value-type="percentage" office:value="0.016597510373444" calcext:value-type="percentage">
            <text:p>1,66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2]/[.$B$85]" office:value-type="percentage" office:value="0.012448132780083" calcext:value-type="percentage">
            <text:p>1,24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3]/[.$B$85]" office:value-type="percentage" office:value="0.012448132780083" calcext:value-type="percentage">
            <text:p>1,24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4]/[.$B$85]" office:value-type="percentage" office:value="0.012448132780083" calcext:value-type="percentage">
            <text:p>1,24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85]" office:value-type="percentage" office:value="0.012448132780083" calcext:value-type="percentage">
            <text:p>1,24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85]" office:value-type="percentage" office:value="0.012448132780083" calcext:value-type="percentage">
            <text:p>1,24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ro - La Pa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85]" office:value-type="percentage" office:value="0.012448132780083" calcext:value-type="percentage">
            <text:p>1,24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85]" office:value-type="percentage" office:value="0.012448132780083" calcext:value-type="percentage">
            <text:p>1,24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59]/[.$B$85]" office:value-type="percentage" office:value="0.00829875518672199" calcext:value-type="percentage">
            <text:p>0,83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0]/[.$B$85]" office:value-type="percentage" office:value="0.00829875518672199" calcext:value-type="percentage">
            <text:p>0,83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1]/[.$B$85]" office:value-type="percentage" office:value="0.00829875518672199" calcext:value-type="percentage">
            <text:p>0,83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2]/[.$B$85]" office:value-type="percentage" office:value="0.00829875518672199" calcext:value-type="percentage">
            <text:p>0,83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85]" office:value-type="percentage" office:value="0.00829875518672199" calcext:value-type="percentage">
            <text:p>0,83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85]" office:value-type="percentage" office:value="0.00829875518672199" calcext:value-type="percentage">
            <text:p>0,83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85]" office:value-type="percentage" office:value="0.00829875518672199" calcext:value-type="percentage">
            <text:p>0,83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85]" office:value-type="percentage" office:value="0.00829875518672199" calcext:value-type="percentage">
            <text:p>0,83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7]/[.$B$85]" office:value-type="percentage" office:value="0.004149377593361" calcext:value-type="percentage">
            <text:p>0,41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í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8]/[.$B$85]" office:value-type="percentage" office:value="0.004149377593361" calcext:value-type="percentage">
            <text:p>0,41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69]/[.$B$85]" office:value-type="percentage" office:value="0.004149377593361" calcext:value-type="percentage">
            <text:p>0,41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0]/[.$B$85]" office:value-type="percentage" office:value="0.004149377593361" calcext:value-type="percentage">
            <text:p>0,41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tejón de S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1]/[.$B$85]" office:value-type="percentage" office:value="0.004149377593361" calcext:value-type="percentage">
            <text:p>0,41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2]/[.$B$85]" office:value-type="percentage" office:value="0.004149377593361" calcext:value-type="percentage">
            <text:p>0,41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ólic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3]/[.$B$85]" office:value-type="percentage" office:value="0.004149377593361" calcext:value-type="percentage">
            <text:p>0,41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85]" office:value-type="percentage" office:value="0.004149377593361" calcext:value-type="percentage">
            <text:p>0,41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íja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85]" office:value-type="percentage" office:value="0.004149377593361" calcext:value-type="percentage">
            <text:p>0,41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85]" office:value-type="percentage" office:value="0.004149377593361" calcext:value-type="percentage">
            <text:p>0,41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85]" office:value-type="percentage" office:value="0.004149377593361" calcext:value-type="percentage">
            <text:p>0,41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85]" office:value-type="percentage" office:value="0.004149377593361" calcext:value-type="percentage">
            <text:p>0,41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85]" office:value-type="percentage" office:value="0.004149377593361" calcext:value-type="percentage">
            <text:p>0,41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85]" office:value-type="percentage" office:value="0.004149377593361" calcext:value-type="percentage">
            <text:p>0,41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85]" office:value-type="percentage" office:value="0.004149377593361" calcext:value-type="percentage">
            <text:p>0,41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85]" office:value-type="percentage" office:value="0.004149377593361" calcext:value-type="percentage">
            <text:p>0,41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85]" office:value-type="percentage" office:value="0.004149377593361" calcext:value-type="percentage">
            <text:p>0,41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22" calcext:value-type="float">
            <text:p>22</text:p>
          </table:table-cell>
          <table:table-cell table:style-name="ce33" table:formula="of:=[.B84]/[.$B$85]" office:value-type="percentage" office:value="0.0912863070539419" calcext:value-type="percentage">
            <text:p>9,13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84])" office:value-type="float" office:value="241" calcext:value-type="float">
            <text:p>241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90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8'.$A$1" table:cell-range-address="$'20200928'.$A$27:.$D$81"/>
        </table:named-expressions>
      </table:table>
      <table:named-expressions/>
      <table:database-ranges>
        <table:database-range table:name="__Anonymous_Sheet_DB__0" table:target-range-address="'20200928'.A27:'20200928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8" style:display-name="PageStyle_202009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9T15:02:31</dc:date>
    <meta:generator>LibreOffice/6.0.7.3$Linux_X86_64 LibreOffice_project/00m0$Build-3</meta:generator>
    <meta:document-statistic meta:table-count="1" meta:cell-count="36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